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1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52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e59" fo:border="0.06pt solid #000000" fo:padding="0.0972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 fo:padding="0.0972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 fo:padding="0.0972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fo:border="0.06pt solid #000000" fo:padding="0.0972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e59" fo:border="0.06pt solid #000000" fo:padding="0.0972in"/>
    </style:style>
    <style:style style:name="ce8" style:family="table-cell" style:parent-style-name="Default">
      <style:table-cell-properties fo:background-color="#e0c2cd" fo:border="0.06pt solid #000000" fo:padding="0.0972in"/>
    </style:style>
    <style:style style:name="ce9" style:family="table-cell" style:parent-style-name="Default">
      <style:table-cell-properties fo:background-color="#b4c7dc" fo:border="0.06pt solid #000000" fo:padding="0.0972in"/>
    </style:style>
    <style:style style:name="ce21" style:family="table-cell" style:parent-style-name="Default">
      <style:table-cell-properties fo:background-color="#b4c7dc" style:text-align-source="fix" style:repeat-content="false" fo:border="0.06pt solid #000000" fo:padding="0.0972in"/>
      <style:paragraph-properties fo:text-align="end" fo:margin-left="0in"/>
    </style:style>
    <style:style style:name="ce10" style:family="table-cell" style:parent-style-name="Default">
      <style:table-cell-properties fo:background-color="#77bc65" fo:border="0.06pt solid #000000" fo:padding="0.0972in"/>
      <style:text-properties fo:color="#000000"/>
    </style:style>
    <style:style style:name="ce11" style:family="table-cell" style:parent-style-name="Default">
      <style:table-cell-properties fo:border="0.06pt solid #000000" fo:padding="0.0972in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1" office:value-type="string" calcext:value-type="string">
            <text:p>COLESICO</text:p>
          </table:table-cell>
          <table:table-cell table:style-name="ce1" office:value-type="string" calcext:value-type="string">
            <text:p>MICRONAUT</text:p>
          </table:table-cell>
          <table:table-cell table:style-name="ce1" office:value-type="string" calcext:value-type="string">
            <text:p>QUARKUS</text:p>
          </table:table-cell>
          <table:table-cell table:style-name="ce1" office:value-type="string" calcext:value-type="string">
            <text:p>SPRING</text:p>
          </table:table-cell>
        </table:table-row>
        <table:table-row table:style-name="ro2">
          <table:table-cell table:style-name="ce2" office:value-type="string" calcext:value-type="string">
            <text:p>Compile Time (sec)</text:p>
            <text:p><text:span text:style-name="T1">&gt; mvn clean compile</text:span>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5" calcext:value-type="float">
            <text:p>1.5</text:p>
          </table:table-cell>
        </table:table-row>
        <table:table-row table:style-name="ro3">
          <table:table-cell table:style-name="ce3" office:value-type="string" calcext:value-type="string">
            <text:p>Start Time (sec)</text:p>
            <text:p><text:span text:style-name="T2">&gt; java -jar app.jar </text:span>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4">
          <table:table-cell office:value-type="string" calcext:value-type="string">
            <text:p>Requests Per Second (x1000)</text:p>
            <text:p><text:span text:style-name="T3">&gt; ab -k -c 20 -n 1000000 http://localhost:8080/hello/John</text:span></text:p>
            <text:p>Single thread</text:p>
          </table:table-cell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<text:span text:style-name="T4">Requests Per Second -Xmx16m  (x1000)</text:span></text:p>
            <text:p><text:span text:style-name="T3">&gt; ab -k -c 20 -n 1000000 </text:span><text:span text:style-name="T3"><text:a xlink:href="http://localhost:8080/hello/John" xlink:type="simple">http://localhost:8080/hello/John</text:a></text:span></text:p>
            <text:p><text:span text:style-name="T3">Single thread</text:span>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<text:span text:style-name="T5">Requests Per Second -Xmx64m (x1000)</text:span></text:p>
            <text:p><text:span text:style-name="T6">&gt; wrk -t12 -c400 -d30s --latency </text:span><text:span text:style-name="T6"><text:a xlink:href="http://localhost:8080/hello/John" xlink:type="simple">http://localhost:8080/hello/John</text:a></text:span></text:p>
            <text:p><text:span text:style-name="T7">12 threads and 400 connections</text:span></text:p>
          </table:table-cell>
          <table:table-cell table:style-name="ce21" office:value-type="string" calcext:value-type="string">
            <text:p>16 (20.1 NB)</text:p>
          </table:table-cell>
          <table:table-cell office:value-type="float" office:value="5.8" calcext:value-type="float">
            <text:p>5.8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</table:table-row>
        <table:table-row table:style-name="ro6">
          <table:table-cell table:style-name="ce5" office:value-type="string" calcext:value-type="string">
            <text:p>Memory Consumption (Heap usage) Mb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7">
          <table:table-cell table:style-name="ce5" office:value-type="string" calcext:value-type="string">
            <text:p>Memory Consumption -Xmx16m (Heap usage) Mb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</table:table-row>
        <table:table-row table:style-name="ro8">
          <table:table-cell table:style-name="ce6" office:value-type="string" calcext:value-type="string">
            <text:p>Jar Size With Dependencies (Mb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9">
          <table:table-cell table:style-name="Default" table:number-columns-repeated="5"/>
        </table:table-row>
        <table:table-row table:style-name="ro9">
          <table:table-cell table:style-name="Default" office:value-type="string" calcext:value-type="string">
            <text:p>NB – Non-Blocking processing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0:09:43.144360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3:29:39.911768212</meta:creation-date>
    <dc:date>2020-06-08T10:38:29.322605340</dc:date>
    <meta:editing-duration>PT1H57M17S</meta:editing-duration>
    <meta:editing-cycles>22</meta:editing-cycles>
    <meta:generator>LibreOffice/6.4.4.2$Linux_X86_64 LibreOffice_project/40$Build-2</meta:generator>
    <meta:document-statistic meta:table-count="1" meta:cell-count="45" meta:object-count="0"/>
  </office:meta>
</office:document-meta>
</file>